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0.892cm"/>
    </style:style>
    <style:style style:name="co11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1.824cm"/>
    </style:style>
    <style:style style:name="co23" style:family="table-column">
      <style:table-column-properties fo:break-before="auto" style:column-width="2.069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0.272cm"/>
    </style:style>
    <style:style style:name="co27" style:family="table-column">
      <style:table-column-properties fo:break-before="auto" style:column-width="1.715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10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ext-properties fo:font-size="8pt" style:font-size-asian="8pt" style:font-size-complex="8pt"/>
    </style:style>
    <style:style style:name="ce4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4" table:default-cell-style-name="ce4"/>
        <table:table-column table:style-name="co26" table:default-cell-style-name="ce4"/>
        <table:table-column table:style-name="co27" table:default-cell-style-name="ce4"/>
        <table:table-column table:style-name="co12" table:number-columns-repeated="1011" table:default-cell-style-name="ce4"/>
        <table:table-row table:style-name="ro4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6.0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2" table:number-columns-repeated="1021" table:default-cell-style-name="ce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2" table:number-columns-repeated="1020" table:default-cell-style-name="ce4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21:37:50.8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7T21:38:55.172000000</dc:date>
    <meta:editing-duration>P8DT18H33M1S</meta:editing-duration>
    <meta:editing-cycles>3852</meta:editing-cycles>
    <meta:document-statistic meta:table-count="3" meta:cell-count="306" meta:object-count="0"/>
    <meta:user-defined meta:name="qrichtext">1</meta:user-defined>
  </office:meta>
</office:document-meta>
</file>